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3A00000378C6C221562413BF5A.jpg" manifest:media-type="image/jpeg"/>
  <manifest:file-entry manifest:full-path="Pictures/1000000000000473000004F0B84D40A34E21C2E7.jpg" manifest:media-type="image/jpeg"/>
  <manifest:file-entry manifest:full-path="Pictures/1000020100000272000000B1D8D0820D58377362.png" manifest:media-type="image/png"/>
  <manifest:file-entry manifest:full-path="Pictures/1000020100000DB40000059E7AD8ED88009F9057.png" manifest:media-type="image/png"/>
  <manifest:file-entry manifest:full-path="Pictures/10000000000000BE000000B52F2EFA1BC9371465.jpg" manifest:media-type="image/jpeg"/>
  <manifest:file-entry manifest:full-path="Pictures/10000000000002D0000002227D24D1935BE3958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86cm" fo:min-width="12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fo:color="#ffffff" style:font-name="Lobster Two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style:style style:name="T1" style:family="text">
      <style:text-properties fo:color="#ffffff" style:font-name="Lobster Two" fo:font-size="26pt" fo:font-style="italic" fo:text-shadow="1pt 1pt" style:font-size-asian="26pt" style:font-style-asian="italic" style:font-size-complex="26pt" style:font-style-complex="italic"/>
    </style:style>
    <style:style style:name="T2" style:family="text">
      <style:text-properties fo:color="#ffffff" style:font-name="Lobster Two" fo:font-style="italic" fo:text-shadow="1pt 1pt" style:font-style-asian="italic" style:font-style-complex="italic"/>
    </style:style>
    <style:style style:name="T3" style:family="text">
      <style:text-properties fo:color="#ffffff" style:font-name="Liberation Serif" fo:font-size="26pt" fo:font-style="normal" fo:text-shadow="1pt 1pt" style:font-size-asian="26pt" style:font-style-asian="normal" style:font-size-complex="26pt" style:font-style-complex="normal"/>
    </style:style>
    <style:style style:name="T4" style:family="text"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406cm" svg:height="10.2cm" svg:x="0.005cm" svg:y="0cm">
          <draw:image xlink:href="Pictures/10000000000002D0000002227D24D1935BE39585.jpg" xlink:type="simple" xlink:show="embed" xlink:actuate="onLoad">
            <text:p/>
          </draw:image>
          <svg:desc>37641_1497183704810_696368_n</svg:desc>
        </draw:frame>
        <draw:frame draw:style-name="gr2" draw:text-style-name="P2" draw:layer="layout" svg:width="11.176cm" svg:height="1.574cm" svg:x="0.262cm" svg:y="7.021cm">
          <draw:text-box>
            <text:p><text:span text:style-name="T1">Carbon Accounting Tool</text:span><text:span text:style-name="T2"> <text:s/></text:span><text:span text:style-name="T3">1.0</text:span></text:p>
          </draw:text-box>
        </draw:frame>
        <draw:custom-shape draw:style-name="gr3" draw:text-style-name="P3" draw:layer="layout" svg:width="13.411cm" svg:height="1.336cm" svg:x="0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1cm" svg:height="1.029cm" svg:x="9.779cm" svg:y="9.104cm">
          <draw:image xlink:href="Pictures/10000000000000BE000000B52F2EFA1BC9371465.jpg" xlink:type="simple" xlink:show="embed" xlink:actuate="onLoad">
            <text:p/>
          </draw:image>
        </draw:frame>
        <draw:frame draw:style-name="gr5" draw:text-style-name="P5" draw:layer="layout" svg:width="2.005cm" svg:height="0.822cm" svg:x="11.076cm" svg:y="9.244cm">
          <draw:image xlink:href="Pictures/1000020100000DB40000059E7AD8ED88009F9057.png" xlink:type="simple" xlink:show="embed" xlink:actuate="onLoad">
            <text:p/>
          </draw:image>
        </draw:frame>
        <draw:frame draw:style-name="gr4" draw:text-style-name="P4" draw:layer="layout" svg:width="1.018cm" svg:height="1.129cm" svg:x="8.507cm" svg:y="9.004cm">
          <draw:image xlink:href="Pictures/1000000000000473000004F0B84D40A34E21C2E7.jpg" xlink:type="simple" xlink:show="embed" xlink:actuate="onLoad">
            <text:p/>
          </draw:image>
        </draw:frame>
        <draw:frame draw:style-name="gr6" draw:text-style-name="P6" draw:layer="layout" svg:width="2.54cm" svg:height="0.812cm" svg:x="0.127cm" svg:y="9.271cm">
          <draw:text-box>
            <text:p><text:span text:style-name="T4">A project funded by</text:span></text:p>
          </draw:text-box>
        </draw:frame>
        <draw:frame draw:style-name="gr5" draw:text-style-name="P5" draw:layer="layout" svg:width="2.524cm" svg:height="0.707cm" svg:x="5.461cm" svg:y="9.244cm">
          <draw:image xlink:href="Pictures/1000020100000272000000B1D8D0820D58377362.png" xlink:type="simple" xlink:show="embed" xlink:actuate="onLoad">
            <text:p/>
          </draw:image>
        </draw:frame>
        <draw:frame draw:style-name="gr4" draw:text-style-name="P4" draw:layer="layout" svg:width="2.25cm" svg:height="0.84cm" svg:x="3.048cm" svg:y="9.244cm">
          <draw:image xlink:href="Pictures/100000000000093A00000378C6C221562413BF5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5:41:02.071916825</meta:creation-date>
    <dc:date>2018-06-11T09:30:22.860390281</dc:date>
    <meta:editing-duration>PT29M6S</meta:editing-duration>
    <meta:editing-cycles>7</meta:editing-cycles>
    <meta:generator>LibreOffice/5.0.3.2$Linux_X86_64 LibreOffice_project/00m0$Build-2</meta:generator>
    <meta:document-statistic meta:object-count="9"/>
  </office:meta>
</office:document-meta>
</file>